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559d7"/>
    </style:style>
    <style:style style:name="P2" style:family="paragraph" style:parent-style-name="Standard">
      <style:paragraph-properties fo:text-align="justify" style:justify-single-word="false" style:writing-mode="rl-tb"/>
      <style:text-properties officeooo:paragraph-rsid="000559d7"/>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زُّمَرۣ]</text:h>
      <text:p text:style-name="P2" loext:marker-style-name="T2"><text:span text:style-name="T3">بِسْمِ </text:span><text:span text:style-name="T4">۱</text:span><text:span text:style-name="T3">للَّهِ </text:span><text:span text:style-name="T4">۱</text:span><text:span text:style-name="T3">لرَّحْمَـٰنِ </text:span><text:span text:style-name="T4">۱</text:span><text:span text:style-name="T3">لرَّحِيمِ </text:span><text:span text:style-name="T2">تَنزۣيــلُ </text:span><text:span text:style-name="T5">۴</text:span><text:span text:style-name="T2">لْكِتَـٰبِ مِــنَ </text:span><text:span text:style-name="T5">۰</text:span><text:span text:style-name="T2">للَّهِ </text:span><text:span text:style-name="T5">۱</text:span><text:span text:style-name="T2">لْعَزۣيزۣ </text:span><text:span text:style-name="T5">۱</text:span><text:span text:style-name="T2">لْحَكِيمِؐ </text:span><text:span text:style-name="T3">(1)</text:span><text:span text:style-name="T2"> إِنَّـآ أَنزَلْنَآ إِلَيْــكَ </text:span><text:span text:style-name="T5">۰</text:span><text:span text:style-name="T2">لْكِتَـٰبَ بِالْحَقِّ فَاعْبُدِ </text:span><text:span text:style-name="T5">۱</text:span><text:span text:style-name="T2">للَّهَ مُخْلِصاً لَّهُ </text:span><text:span text:style-name="T5">۴</text:span><text:span text:style-name="T2">لدِّينَؐ </text:span><text:span text:style-name="T3">(2)</text:span><text:span text:style-name="T2"> أَلاَ لِلهِ </text:span><text:span text:style-name="T5">۱</text:span><text:span text:style-name="T2">لدِّيــنُ </text:span><text:span text:style-name="T5">۴</text:span><text:span text:style-name="T2">لْخَالِصُؐ وَالذِينَ "تَّخَذُواْ مِن دُونِهِ“ أَوْلِيَآءَ مَا نَعْبُدُهُمُ; إِلاَّ لِيُقَرّۣبُونَآ إِلَي </text:span><text:span text:style-name="T5">۰</text:span><text:span text:style-name="T2">للَّهِ زُلْفۭيٰٓؐ إِنننَّ </text:span><text:span text:style-name="T5">۰</text:span><text:span text:style-name="T2">للَّهَ يَحْكُمُ بَيْنَهُمْ فِى مَا هُمْ فِيهِ يَخْتَلِفُونَؐ </text:span><text:span text:style-name="T3">(3) </text:span><text:span text:style-name="T2">إِنَّ </text:span><text:span text:style-name="T5">۰</text:span><text:span text:style-name="T2">للَّهَ لاَ يَهْدِى مَنْ هُوَ كَـٰذِبٌ كَفَّارٌؐ </text:span><text:span text:style-name="T3">(4)</text:span><text:span text:style-name="T2"> لَّوَ اَرَادَ </text:span><text:span text:style-name="T5">۰</text:span><text:span text:style-name="T2">للَّهُ أَنْ يَّتَّخِذَ وَلَداً لاَّصْطَفۭيٰ مِمَّا يَخْلُــقُ مَا يَشَآءُؐ سُبْحَـٰنَهُؐ, هُوَ </text:span><text:span text:style-name="T5">۰</text:span><text:span text:style-name="T2">للَّهُ </text:span><text:span text:style-name="T5">۴</text:span><text:span text:style-name="T2">لْوَ؛حِدُ </text:span><text:span text:style-name="T5">۴</text:span><text:span text:style-name="T2">لْقَهَّارُؐ </text:span><text:span text:style-name="T3">(5)</text:span><text:span text:style-name="T2"> خَلَــقَ </text:span><text:span text:style-name="T5">۰</text:span><text:span text:style-name="T2">لسَّمَـٰوَ؛تِ وَالاَرْضَ بِالْحَقﱢّؐ يُكَوّۣرُ </text:span><text:span text:style-name="T5">۴</text:span><text:span text:style-name="T2">ليْــلَ عَلَي </text:span><text:span text:style-name="T5">۰</text:span><text:span text:style-name="T2">لنَّهۭارۣ وَيُكَوّۣرُ </text:span><text:span text:style-name="T5">۴</text:span><text:span text:style-name="T2">لنَّهَارَ عَلَي </text:span><text:span text:style-name="T5">۰</text:span><text:span text:style-name="T2">ليْلِؐ وَسَخَّرَ </text:span><text:span text:style-name="T5">۰</text:span><text:span text:style-name="T2">لشَّمْسَ وَالْقَمَرَؐ كُلٌّ يَجْرۣى لَأِجَــلٍ مُّسَمّــيٗؐ اَلاَ هُوَ </text:span><text:span text:style-name="T5">۰</text:span><text:span text:style-name="T2">لْعَزۣيزُ </text:span><text:span text:style-name="T5">۴</text:span><text:span text:style-name="T2">لْغَفَّـٰرُؐ </text:span><text:span text:style-name="T3">(6)</text:span><text:span text:style-name="T2"> خَلَقَكُم مِّن نَّفْسٍ وَ؛حِدَةٍ ثُمَّ جَعَـلَ مِنْهَا زَوْجَهَاؐ وَأَنزَلَ لَكُم مِّــنَ </text:span><text:span text:style-name="T5">۰</text:span><text:span text:style-name="T2">لاَنْعَـٰمِ ثَمَـٰنِيَةَ أَزْوَ؛جٍؐ يَخْلُقُكُمْ فِى بُطُونِ ٱُمَّهَـٰتِكُمْ خَلْقاً مِّنۢ بَعْدِ خَلْقٍ فِى ظُلُمَـٰتٍ ثَـچَثٍؐ ذَ؛لِكُمُ </text:span><text:span text:style-name="T5">۴</text:span><text:span text:style-name="T2">للَّهُ رَبُّكُمْ لَهُ </text:span><text:span text:style-name="T5">۴</text:span><text:span text:style-name="T2">لْمُلْكُؐ لآَ إِچَهَ إِلاَّ هُوَؐ فَأَنّۭــيٰ تُصْرَفُونَؐ </text:span><text:span text:style-name="T3">(7)</text:span><text:span text:style-name="T2"> إِن تَكْفُرُواْ فَإِنننَّ </text:span><text:span text:style-name="T5">۰</text:span><text:span text:style-name="T2">للَّهَ غَنِــيّﹲ عَنكُمْؐ وَلاَ يَرْضۭـيٰ لِعِبَادِهِ </text:span><text:span text:style-name="T5">۱</text:span><text:span text:style-name="T2">لْكُفْرَؐ وَإِن تَشْكُرُواْ يَرْضَهُ لَكُمْؐ وَلاَ تَزۣرُ وَازۣرَةٌ وۣزْرَ ٱُخْرۭيٰؐ ثُمَّ إِلَيٰ رَبِّكُم مَّرْجِعُكُمْ فَيُنَبِّيؖكُم بِمَا كُنتُمْ تَعْمَلُونَؐ إِنَّهُ„ عَلِيمٛ بِذَاتِ </text:span><text:span text:style-name="T5">۱</text:span><text:span text:style-name="T2">لصُّدُورۣؐ </text:span><text:span text:style-name="T3">(8)</text:span><text:span text:style-name="T2"> © وَإِذَا مَسَّ </text:span><text:span text:style-name="T5">۰</text:span><text:span text:style-name="T2">لِانسَـٰــنَ ضُرٌّ دَعَا رَبَّهُ„ مُنِيباٗ اِلَيْهِؐ ثُمَّ إِذَا خَوَّلَهُ„ نِعْمَةً مِّنْهُ نَسِــيَ مَا كَانَ يَدْعُوٓاْ إِلَيْهِ مِن قَبْلُ وَجَعَلَ لِلهِ أَندَاداً لِّيُضِلَّ عَن سَبِيلِهِؐ” قُــلْ تَمَتَّعْ بِكُفْرۣكككَ قَلِيلٗا اِنَّــكَ مِــنَ اَصْحَـٰبِ </text:span><text:span text:style-name="T5">۱</text:span><text:span text:style-name="T2">لنّۭارۣؐ </text:span><text:span text:style-name="T3">(9)</text:span><text:span text:style-name="T2"> أَمَنْ هُوَ قَـٰنِت٘ —انَآءَ </text:span><text:span text:style-name="T5">۰</text:span><text:span text:style-name="T2">ليْــلۣ سَاجِداً </text:span><text:soft-page-break/><text:span text:style-name="T2">وَقَآئِماً يَحْذَرُ </text:span><text:span text:style-name="T5">۴</text:span><text:span text:style-name="T2">لاَخِرَةَ وَيَرْجُواْ رَحْمَةَ رَبِّهِؐ” قُلْ هَلْ يَسْتَوۣى </text:span><text:span text:style-name="T5">۱</text:span><text:span text:style-name="T2">لذِيــنَ يَعْلَمُونَ وَالذِيــنَ لاَ يَعْلَمُونَؐ إِنَّمَا يَتَذَكَّرُ ٱُوْلُواْ </text:span><text:span text:style-name="T5">۴</text:span><text:span text:style-name="T2">لاَلْبَـٰبِؐ </text:span><text:span text:style-name="T3">(10)</text:span><text:span text:style-name="T2"> قُلْ يَـٰعِبَادِ </text:span><text:span text:style-name="T5">۱</text:span><text:span text:style-name="T2">لذِيــنَ ءَامَنُواْ èتَّقُواْ رَبَّكُمْؐ لِلذِيــنَ أَحْسَنُواْ فِى هَـٰذِهِ </text:span><text:span text:style-name="T5">۱</text:span><text:span text:style-name="T2">لدُّنْيۭا حَسَنَةٌؐ وَأَرْضُ </text:span><text:span text:style-name="T5">۴</text:span><text:span text:style-name="T2">للَّهِ وَ؛سِعَة٘ؐ اِنَّمَا يُوَفَّــي </text:span><text:span text:style-name="T5">۰</text:span><text:span text:style-name="T2">لصَّـٰبِرُونَ أَجْرَهُم بِغَيْرۣ حِسَابٍؐ </text:span><text:span text:style-name="T3">(11)</text:span><text:span text:style-name="T2"> قُلِ اِنِّيَ ٱُمِرْتُ أَنننَ اَعْبُدَ </text:span><text:span text:style-name="T5">۰</text:span><text:span text:style-name="T2">للَّهَ مُخْلِصاً لَّهُ </text:span><text:span text:style-name="T5">۴</text:span><text:span text:style-name="T2">لدِّينَ وَٱُمِرْتُ لَأِنَ اَكُونَ أَوَّلَ </text:span><text:span text:style-name="T5">۰</text:span><text:span text:style-name="T2">لْمُسْلِمِينَؐ </text:span><text:span text:style-name="T3">(12)</text:span><text:span text:style-name="T2"> قُلِ اِنِّيَ أَخَافُ إِنْ عَصَيْتُ رَبِّى عَذَابَ يَوْمٖ عَظِيمٍؐ </text:span><text:span text:style-name="T3">(13)</text:span><text:span text:style-name="T2"> قُـلِ </text:span><text:span text:style-name="T5">۱</text:span><text:span text:style-name="T2">للَّهَ أَعْبُدُ مُخْلِصاً لَّهُ„ دِينِىؐ فَاعْبُدُواْ مَا شِيؔتُم مِّن دُونِهِؐ” قُلِ اِنَّ </text:span><text:span text:style-name="T5">۰</text:span><text:span text:style-name="T2">لْخَـٰسِرۣيــنَ </text:span><text:span text:style-name="T5">۰</text:span><text:span text:style-name="T2">لذِيــنَ خَسِرُوٓاْ أَنفُسَهُمْ وَأَهْلِيهِمْ يَوْمَ </text:span><text:span text:style-name="T5">۰</text:span><text:span text:style-name="T2">لْقِيَـٰمَةِؐ أَلاَ ذَ؛لِكَ هُوَ </text:span><text:span text:style-name="T5">۰</text:span><text:span text:style-name="T2">لْخُسْرَانُ </text:span><text:span text:style-name="T5">۴</text:span><text:span text:style-name="T2">لْمُبِينُؐ </text:span><text:span text:style-name="T3">(14)</text:span><text:span text:style-name="T2"> لَهُم مِّن فَوْقِهِمْ ظُلَلٌ مِّنَ </text:span><text:span text:style-name="T5">۰</text:span><text:span text:style-name="T2">لنّۭارۣ وَمِن تَحْتِهِمْ ظُلَلٌؐ ذَ؛لِــكَ يُخَوّۣفُ </text:span><text:span text:style-name="T5">۴</text:span><text:span text:style-name="T2">للَّهُ بِهِ” عِبَادَهُؐ, يَـٰعِبَادِ فَاتَّقُونِؐ </text:span><text:span text:style-name="T3">(15)</text:span><text:span text:style-name="T2"> وَالذِيــنَ "جْتَنَبُواْ </text:span><text:span text:style-name="T5">۴</text:span><text:span text:style-name="T2">لطَّـٰغُوتَ أَنْ يَّعْبُدُوهَا وَأَنَابُوٓاْ إِلَــي </text:span><text:span text:style-name="T5">۰</text:span><text:span text:style-name="T2">للَّهِ لَهُمُ </text:span><text:span text:style-name="T5">۴</text:span><text:span text:style-name="T2">لْبُشْرۭيٰؐ فَبَشِّرْ عِبَادِ </text:span><text:span text:style-name="T3">(16)</text:span><text:span text:style-name="T2"> </text:span><text:span text:style-name="T5">۱</text:span><text:span text:style-name="T2">لذِينَ يَسْتَمِعُونَ </text:span><text:span text:style-name="T5">۰</text:span><text:span text:style-name="T2">لْقَوْلَ فَيَتَّبِعُونَ أَحْسَنَهُؐ; ٱُوْلَئِــكَ </text:span><text:span text:style-name="T5">۰</text:span><text:span text:style-name="T2">لذِيــنَ هَدۭيٰهُمُ </text:span><text:span text:style-name="T5">۴</text:span><text:span text:style-name="T2">للَّهُؐ وَٱُوْلَئِكَ هُمُ; ٱُوْلُواْ </text:span><text:span text:style-name="T5">۴</text:span><text:span text:style-name="T2">لاَلْبَـٰبِؐ </text:span><text:span text:style-name="T3">(17)</text:span><text:span text:style-name="T2"> أَفَمَــنْ حَقَّ عَلَيْهِ كَلِمَةُ </text:span><text:span text:style-name="T5">۴</text:span><text:span text:style-name="T2">لْعَذَابِ أَفَأَنتَ تُنقِذُ مَن فِى </text:span><text:span text:style-name="T5">۱</text:span><text:span text:style-name="T2">لنّۭارۣؐ </text:span><text:span text:style-name="T3">(18)</text:span><text:span text:style-name="T2"> چَكِـنِ </text:span><text:span text:style-name="T5">۱</text:span><text:span text:style-name="T2">لذِينَ "تَّقَوْاْ رَبَّهُمْ لَهُمْ غُرَفٌ مِّن فَوْقِهَا غُرَفٌ مَّبْنِيَّةٌ تَجْرۣى مِــن تَحْتِهَا </text:span><text:span text:style-name="T5">۰</text:span><text:span text:style-name="T2">لاَنْهَـٰرُؐ وَعْدَ </text:span><text:span text:style-name="T5">۰</text:span><text:span text:style-name="T2">للَّهِؐ لاَ يُخْلِفُ </text:span><text:span text:style-name="T5">۴</text:span><text:span text:style-name="T2">للَّهُ </text:span><text:span text:style-name="T5">۴</text:span><text:span text:style-name="T2">لْمِيعَادَؐ </text:span><text:span text:style-name="T3">(19)</text:span><text:span text:style-name="T2"> ® أَلَمْ تَرَ أَنَّ </text:span><text:span text:style-name="T5">۰</text:span><text:span text:style-name="T2">للَّهَ أَنزَلَ مِنَ </text:span><text:span text:style-name="T5">۰</text:span><text:span text:style-name="T2">لسَّمَآءِ مَآءً فَسَلَكَهُ„ يَنَـٰبِيعَ فِى </text:span><text:span text:style-name="T5">۱</text:span><text:span text:style-name="T2">لاَرْضضضِ ثُمَّ يُخْرۣجُ بِهِ” زَرْعاً مُّخْتَلِفاٗ اَلْوَ؛نُهُ„ ثُمَّ يَهِيجُ فَتَرۭيٰهُ مُصْفَرّاً ثُمَّ يَجْعَلُهُ„ حُطَـٰماٗؐ اِنَّ فِى ذَ؛لِــكَ لَذِكْرۭيٰ لُءِوْلِى </text:span><text:span text:style-name="T5">۱</text:span><text:span text:style-name="T2">لاَلْبَـٰـــبِؐ </text:span><text:span text:style-name="T3">(20)</text:span><text:span text:style-name="T2"> أَفَمَن شَرَحَ </text:span><text:span text:style-name="T5">۰</text:span><text:span text:style-name="T2">للَّهُ صَدْرَهُ„ لِلِاسْچَمِ فَهُوَ عَلَيٰ نُورٍ مِّن رَّبِّهِؐ” </text:span><text:soft-page-break/><text:span text:style-name="T2">فَوَيْلٌ لِّلْقَـٰسِيَةِ قُلُوبُهُم مِّن ذِكْرۣ </text:span><text:span text:style-name="T5">۱</text:span><text:span text:style-name="T2">للَّهِؐ ٱُوْلَئِــكَ فِى ضَچَلٍ مُّبِينٖؐ </text:span><text:span text:style-name="T3">(21)</text:span><text:span text:style-name="T2"> </text:span><text:span text:style-name="T5">۱</text:span><text:span text:style-name="T2">للَّهُ نَزَّلَ أَحْسَــنَ </text:span><text:span text:style-name="T5">۰</text:span><text:span text:style-name="T2">لْحَدِيثِ كِتَـٰباً مُّتَشَـٰبِهاً مَّثَانِيَؐ تَقْشَعِرُّ مِنْهُ جُلُودُ </text:span><text:span text:style-name="T5">۴</text:span><text:span text:style-name="T2">لذِيــنَ يَخْشَوْنَ رَبَّهُمْ ثُمَّ تَلِينُ جُلُودُهُمْ وَقُلُوبُهُمُ; إِلَـيٰ ذِكْرۣ </text:span><text:span text:style-name="T5">۱</text:span><text:span text:style-name="T2">للَّهِؐ ذَ؛لِكَ هُدَييي </text:span><text:span text:style-name="T5">۰</text:span><text:span text:style-name="T2">للَّهِ يَهْدِى بِهِ” مَنْ يَّشَآءُؐ وَمَنْ يُّضْلِـلِ </text:span><text:span text:style-name="T5">۱</text:span><text:span text:style-name="T2">للَّهُ فَمَا لَهُ„ مِــنْ هَادٖؐ </text:span><text:span text:style-name="T3">(22)</text:span><text:span text:style-name="T2"> اَفَمَنْ يَّتَّقِى بِوَجْهِهِ” سُوٓءَ </text:span><text:span text:style-name="T5">۰</text:span><text:span text:style-name="T2">لْعَذَابِ يَوْمَ </text:span><text:span text:style-name="T5">۰</text:span><text:span text:style-name="T2">لْقِيَـٰمَةِؐ وَقِيلَ لِلظَّـٰلِمِينَ ذُوقُواْ مَا كُنتُمْ تَكْسِبُونَؐ </text:span><text:span text:style-name="T3">(23)</text:span><text:span text:style-name="T2"> كَذَّبَ </text:span><text:span text:style-name="T5">۰</text:span><text:span text:style-name="T2">لذِينَ مِن قَبْلِهِمْ فَأَتۭيٰهُمُ </text:span><text:span text:style-name="T5">۴</text:span><text:span text:style-name="T2">لْعَذَابُ مِــنْ حَيْثُ لاَ يَشْعُرُونَؐ </text:span><text:span text:style-name="T3">(24)</text:span><text:span text:style-name="T2"> فَأَذَاقَهُمُ </text:span><text:span text:style-name="T5">۴</text:span><text:span text:style-name="T2">للَّهُ </text:span><text:span text:style-name="T5">۴</text:span><text:span text:style-name="T2">لْخِزْيَ فِى </text:span><text:span text:style-name="T5">۱</text:span><text:span text:style-name="T2">لْحَيَوٰةِ </text:span><text:span text:style-name="T5">۱</text:span><text:span text:style-name="T2">لدُّنْيۭاؐ وَلَعَذَابُ </text:span><text:span text:style-name="T5">۴</text:span><text:span text:style-name="T2">لاَخِرَةِ أَكْبَرُ لَوْ كَانُواْ يَعْلَمُونَؐ </text:span><text:span text:style-name="T3">(25)</text:span><text:span text:style-name="T2"> وَلَقَد ضَّرَبْنَا لِلنَّاسسسِ فِى هَـٰذَا </text:span><text:span text:style-name="T5">۰</text:span><text:span text:style-name="T2">لْقُرْءَانِ مِــن كُــلّۣ مَثَلٍ لَّعَلَّهُمْ يَتَذَكَّرُونَ </text:span><text:span text:style-name="T3">(26)</text:span><text:span text:style-name="T2"> قُرْءَاناٗ عَرَبِيّاٗ غَيْرَ ذى عِوَجٍ لَّعَلَّهُمْ يَتَّقُونَؐ </text:span><text:span text:style-name="T3">(27)</text:span><text:span text:style-name="T2"> ضَرَبَ </text:span><text:span text:style-name="T5">۰</text:span><text:span text:style-name="T2">للَّهُ مَثَلًا رَّجُلًا فِيهِ شُرَكَآءُ مُتَشَـٰكِسُونَ وَرَجُلًا سَلَماً لِّرَجُلٖؐ هَلْ يَسْتَوۣيَـٰــنۣ مَثَلٗؐا </text:span><text:span text:style-name="T5">۱</text:span><text:span text:style-name="T2">لْحَمْدُ لِلهِؐ بَــلَ اَكْثَرُهُمْ لاَ يَعْلَمُونَؐ </text:span><text:span text:style-name="T3">(28)</text:span><text:span text:style-name="T2"> إِنَّــكَ مَيِّتٌ وَإِنَّهُم مَّيِّتُونَ </text:span><text:span text:style-name="T3">(29)</text:span><text:span text:style-name="T2"> ثُمَّ إِنَّكُمْ يَوْمَ </text:span><text:span text:style-name="T5">۰</text:span><text:span text:style-name="T2">لْقِيَـٰمَةِ عِندَ رَبِّكُمْ تَخْتَصِمُونَؐ </text:span><text:span text:style-name="T3">(30)</text:span><text:span text:style-name="T2"> ¤ فَمَــنَ اَظْلَمُ مِمَّــن كَذَبَ عَلَــي </text:span><text:span text:style-name="T5">۰</text:span><text:span text:style-name="T2">للَّهِ وَكَذَّبَ بِالصِّدْقِ إِذْ جَآءَهُؐ; أَلَيْـسَ فِى جَهَنَّمَ مَثْويً لِّلْكۭـٰفِـرۣينَؐ </text:span><text:span text:style-name="T3">(31)</text:span><text:span text:style-name="T2"> وَاﻟ﮲ جَآءَ بِالصِّدْقِ وَصَدَّقَ بِهِ“ ٱُوْلَئِــكَ هُمُ </text:span><text:span text:style-name="T5">۴</text:span><text:span text:style-name="T2">لْمُتَّقُونَؐ </text:span><text:span text:style-name="T3">(32)</text:span><text:span text:style-name="T2"> لَهُم مَّا يَشَآءُونَ عِندَ رَبِّهِمْؐ ذَ؛لِــكَ جَزَ×ؤُاْ </text:span><text:span text:style-name="T5">۴</text:span><text:span text:style-name="T2">ڤْمُحْسِنِينَ </text:span><text:span text:style-name="T3">(33)</text:span><text:span text:style-name="T2"> لِيُكَفِّرَ </text:span><text:span text:style-name="T5">۰</text:span><text:span text:style-name="T2">للَّهُ عَنْهُمُ; أَسْوَأَ </text:span><text:span text:style-name="T5">۰ﻟ﮲</text:span><text:span text:style-name="T2"> عَمِلُواْ وَيَجْزۣيَهُمُ; أَجْرَهُم بِأَحْسَنِ </text:span><text:span text:style-name="T5">۱ﻟ﮲</text:span><text:span text:style-name="T2"> كَانُواْ يَعْمَلُونَؐ </text:span><text:span text:style-name="T3">(34)</text:span><text:span text:style-name="T2"> أَلَيْــسَ </text:span><text:span text:style-name="T5">۰</text:span><text:span text:style-name="T2">للَّهُ بِكَافٖ عَبْدَهُؐ, وَيُخَوّۣفُونَــكَ بِالذِينَ مِن دُونِهِؐ” وَمَنْ يُّضْلِـلِ </text:span><text:span text:style-name="T5">۱</text:span><text:span text:style-name="T2">للَّهُ فَمَا لَهُ„ مِــنْ هَادٍؐ وَمَنْ يَّهْدِ </text:span><text:span text:style-name="T5">۱</text:span><text:span text:style-name="T2">للَّهُ فَمَا لَهُ„ مِــن مُّضِل؉ّؐ اَلَيْــسَ </text:span><text:span text:style-name="T5">۰</text:span><text:span text:style-name="T2">للَّهُ بِعَزۣيزٍ ذى 'نتِقَامٍؐ </text:span><text:soft-page-break/><text:span text:style-name="T3">(35)</text:span><text:span text:style-name="T2"> وَلَئِن سَأَلْتَهُم مَّــنْ خَلَــقَ </text:span><text:span text:style-name="T5">۰</text:span><text:span text:style-name="T2">لسَّمَـٰوَ؛تِ وَالاَرْضَ لَيَقُولُــنَّ </text:span><text:span text:style-name="T5">۰</text:span><text:span text:style-name="T2">للَّهُؐ قُلَ اَفَرَ×يْتُم مَّا تَدْعُونَ مِن دُونِ </text:span><text:span text:style-name="T5">۱</text:span><text:span text:style-name="T2">للَّهِ إِنَ اَرَادَنِــيَ </text:span><text:span text:style-name="T5">۰</text:span><text:span text:style-name="T2">للَّهُ بِضُرّٖ هَلْ هُنَّ كَـٰشِفَـٰتُ ضُرّۣهِ“ أَوَ اَرَادَنِى بِرَحْمَةٖ هَلْ هُنَّ مُمْسِكَـٰتُ رَحْمَتِهِؐ” قُــلْ حَسْبِــيَ </text:span><text:span text:style-name="T5">۰</text:span><text:span text:style-name="T2">للَّهُؐ عَلَيْهِ يَتَوَكَّــلُ </text:span><text:span text:style-name="T5">۴</text:span><text:span text:style-name="T2">لْمُتَوَكِّلُونَؐ </text:span><text:span text:style-name="T3">(36)</text:span><text:span text:style-name="T2"> قُلْ يَـٰقَوْمِ 'عْمَلُواْ عَلَــيٰ مَكَانَتِكُمُ; إِنِّى عَـٰمِلٌؐ فَسَوْفَ تَعْلَمُونَ مَـنْ يَّاتِيهِ عَذَابٌ يُخْزۣيهِ وَيَحِــلُّ عَلَيْهِ عَذَابٌ مُّقِيم٘ؐ </text:span><text:span text:style-name="T3">(37)</text:span><text:span text:style-name="T2"> اِنَّـآ أَنزَلْنَا عَلَيْــكَ </text:span><text:span text:style-name="T5">۰</text:span><text:span text:style-name="T2">لْكِتَـٰبَ لِلنَّاسِ بِالْحَقﱢّؐ فَمَنِ 'هْتَدۭيٰ فَلِنَفْسِهِؐ” وَمَــن ضَلَّ فَإِنَّمَا يَضِــلُّ عَلَيْهَاؐ وَمَآ أَنتَ عَلَيْهِم بِوَكِيلٖؐ </text:span><text:span text:style-name="T3">(38)</text:span><text:span text:style-name="T2"> </text:span><text:span text:style-name="T5">۱</text:span><text:span text:style-name="T2">للَّهُ يَتَوَفَّــي </text:span><text:span text:style-name="T5">۰</text:span><text:span text:style-name="T2">لاَنفُـسَ حِينَ مَوْتِهَا وَالتِى لَمْ تَمُتْ فِى مَنَامِهَاؐ فَيُمْسِــكُ </text:span><text:span text:style-name="T5">۴</text:span><text:span text:style-name="T2">لتِى قَضۭــيٰ عَلَيْهَا </text:span><text:span text:style-name="T5">۰</text:span><text:span text:style-name="T2">لْمَوْتَ وَيُرْسِــلُ </text:span><text:span text:style-name="T5">۴</text:span><text:span text:style-name="T2">لاُخْرۭيٰٓ إِلَـيٰٓ أَجَلٍ مُّسَمّيٗؐ اِنَّ فِى ذَ؛لِكَ ءَلاَيَـٰتٍ لِّقَوْمٍ يَتَفَكَّرُونَؐ </text:span><text:span text:style-name="T3">(39)</text:span><text:span text:style-name="T2"> ® أَمِ 'تَّخَذُواْ مِن دُونِ </text:span><text:span text:style-name="T5">۱</text:span><text:span text:style-name="T2">للَّهِ شُفَعَآءَؐ قُلَ اَوَلَوْ كَانُواْ لاَ يَمْلِكُونَ شَيْـٔاً وَلاَ يَعْقِلُونَؐ </text:span><text:span text:style-name="T3">(40)</text:span><text:span text:style-name="T2"> قُل لِّلهِ </text:span><text:span text:style-name="T5">۱</text:span><text:span text:style-name="T2">لشَّفَـٰعَةُ جَمِيعاًؐ لَّهُ„ مُلْكُ </text:span><text:span text:style-name="T5">۴</text:span><text:span text:style-name="T2">لسَّمَـٰوَ؛تِ وَالاَرْضِؐ ثُمَّ إِلَيْهِ تُرْجَعُونَؐ </text:span><text:span text:style-name="T3">(41)</text:span><text:span text:style-name="T2"> وَإِذَا ذُكِرَ </text:span><text:span text:style-name="T5">۰</text:span><text:span text:style-name="T2">للَّهُ وَحْدَهُ èشْمَأَزَّتْ قُلُوبُ </text:span><text:span text:style-name="T5">۴</text:span><text:span text:style-name="T2">لذِيــنَ لاَ يُومِنُونَ بِالاَخِرَةِؐ وَإِذَا ذُكِرَ </text:span><text:span text:style-name="T5">۰</text:span><text:span text:style-name="T2">لذِينَ مِن دُونِهِ“ إِذَا هُمْ يَسْتَبْشِرُونَؐ </text:span><text:span text:style-name="T3">(42)</text:span><text:span text:style-name="T2"> قُلِ </text:span><text:span text:style-name="T5">۱</text:span><text:span text:style-name="T2">للَّهُمَّ فَاطِرَ </text:span><text:span text:style-name="T5">۰</text:span><text:span text:style-name="T2">لسَّمَـٰوَ؛تِ وَالاَرْضضضِ عَـٰلِمَ </text:span><text:span text:style-name="T5">۰</text:span><text:span text:style-name="T2">لْغَيْــبِ وَالشَّهَـٰدَةِ أَنتَ تَحْكُمُ بَيْنَ عِبَادِكَ فِى مَا كَانُواْ فِيهِ يَخْتَلِفُونَؐ </text:span><text:span text:style-name="T3">(43)</text:span><text:span text:style-name="T2"> وَلَوَ اَنَّ لِلذِيــنَ ظَلَمُواْ مَا فِى </text:span><text:span text:style-name="T5">۱</text:span><text:span text:style-name="T2">لاَرْضِ جَمِيعاً وَمِثْلَهُ„ مَعَهُ„ لاَفْتَدَوْاْ بِهِ” مِن سُوٓءِ </text:span><text:span text:style-name="T5">۱</text:span><text:span text:style-name="T2">لْعَذَابِ يَوْمَ </text:span><text:span text:style-name="T5">۰</text:span><text:span text:style-name="T2">لْقِيَـٰمَةِؐ وَبَدَا لَهُم مِّــنَ </text:span><text:span text:style-name="T5">۰</text:span><text:span text:style-name="T2">للَّهِ مَا لَمْ يَكُونُواْ يَحْتَسِبُونَؐ </text:span><text:span text:style-name="T3">(44)</text:span><text:span text:style-name="T2"> وَبَدَا لَهُمْ سَيِّـَٔاتُ مَا كَسَبُواْؐ وَحَاقَ بِهِم مَّاكَانُواْ بِهِ” يَسْتَهْزۣءُونَؐ </text:span><text:span text:style-name="T3">(45)</text:span><text:span text:style-name="T2"> فَإِذَا مَسَّ </text:span><text:span text:style-name="T5">۰</text:span><text:span text:style-name="T2">لِانسَـٰــنَ ضُرٌّ </text:span><text:soft-page-break/><text:span text:style-name="T2">دَعَانَا ثُمَّ إِذَا خَوَّلْنَـٰهُ نِعْمَةً مِّنَّا قَالَ إِنَّمَآ ٱُوتِيتُهُ„ عَلَيٰ عِلْمٙؐ بَلْ هِيَ فِتْنَةٌؐ وَچَكِــنَّ أَكْثَرَهُمْ لاَ يَعْلَمُونَؐ </text:span><text:span text:style-name="T3">(46)</text:span><text:span text:style-name="T2"> قَدْ قَالَهَا </text:span><text:span text:style-name="T5">۰</text:span><text:span text:style-name="T2">لذِينَ مِن قَبْلِهِمْ فَمَآ أَغْنۭيٰ عَنْهُم مَّا كَانُواْ يَكْسِبُونَؐ </text:span><text:span text:style-name="T3">(47)</text:span><text:span text:style-name="T2"> فَأَصَابَهُمْ سَيِّـَٔاتُ مَا كَسَبُواْؐ وَالذِيــنَ ظَلَمُواْ مِنْ هَـٰٓؤُلآَءِ سَيُصِيبُهُمْ سَيِّـَٔاتُ مَا كَسَبُواْ وَمَا هُم بِمُعْجِزۣينَؐ </text:span><text:span text:style-name="T3">(48)</text:span><text:span text:style-name="T2"> أَوَلَمْ يَعْلَمُوٓاْ أَنَّ </text:span><text:span text:style-name="T5">۰</text:span><text:span text:style-name="T2">للَّهَ يَبْسُطُ </text:span><text:span text:style-name="T5">۴</text:span><text:span text:style-name="T2">لرّۣزْقَ لِمَـنْ يَّشَآءُ وَيَقْدِرُؐ إِنَّ فِى ذَ؛لِــكَ ءَلاَيَـٰتٍ لِّقَوْمٍ يُومِنُونَؐ </text:span><text:span text:style-name="T3">(49)</text:span><text:span text:style-name="T2"> قُلْ يَـٰعِبَادِيَ </text:span><text:span text:style-name="T5">۰</text:span><text:span text:style-name="T2">لذِيــنَ أَسْرَفُواْ عَلَــيٰٓ أَنفُسِهِمْ لاَ تَقْنَطُواْ مِن رَّحْمَةِ </text:span><text:span text:style-name="T5">۱</text:span><text:span text:style-name="T2">للَّهِؐ إِنَّ </text:span><text:span text:style-name="T5">۰</text:span><text:span text:style-name="T2">للَّهَ يَغْفِرُ </text:span><text:span text:style-name="T5">۴</text:span><text:span text:style-name="T2">لذُّنُوبَ جَمِيعاٗؐ اِنَّهُ„ هُوَ </text:span><text:span text:style-name="T5">۰</text:span><text:span text:style-name="T2">لْغَفُورُ </text:span><text:span text:style-name="T5">۴</text:span><text:span text:style-name="T2">لرَّحِيمُؐ </text:span><text:span text:style-name="T3">(50)</text:span><text:span text:style-name="T2"> © وَأَنِيبُوٓاْ إِلَيٰ رَبِّكُمْ وَأَسْلِمُواْ لَهُ„ مِن قَبْلِ أَنْ يَّاتِيَكُمُ </text:span><text:span text:style-name="T5">۴</text:span><text:span text:style-name="T2">لْعَذَابُ ثُمَّ لاَ تُنصَرُونَؐ </text:span><text:span text:style-name="T3">(51)</text:span><text:span text:style-name="T2"> وَاتَّبِعُوٓاْ أَحْسَــنَ مَآ ٱُنزۣلَ إِلَيْكُم مِّن رَّبِّكُم مِّن قَبْلِ أَنْ يَّاتِيَكُمُ </text:span><text:span text:style-name="T5">۴</text:span><text:span text:style-name="T2">لْعَذَابُ بَغْتَةً وَأَنتُمْ لاَ تَشْعُرُونَ </text:span><text:span text:style-name="T3">(52)</text:span><text:span text:style-name="T2"> أَن تَقُولَ نَفْــسٌ يَـٰحَسْرَتۭيٰ عَلَــيٰ مَا فَرَّطْتُّ فِى جَنۢبِ </text:span><text:span text:style-name="T5">۱</text:span><text:span text:style-name="T2">للَّهِ وَإِن كُنتُ لَمِــنَ </text:span><text:span text:style-name="T5">۰</text:span><text:span text:style-name="T2">ڤسَّـٰخِرۣينَ </text:span><text:span text:style-name="T3">(53)</text:span><text:span text:style-name="T2"> أَوْ تَقُولَ لَوَ اَنَّ </text:span><text:span text:style-name="T5">۰</text:span><text:span text:style-name="T2">للَّهَ هَدۭيٰنِى لَكُنتُ مِــنَ </text:span><text:span text:style-name="T5">۰</text:span><text:span text:style-name="T2">لْمُتَّقِينَ </text:span><text:span text:style-name="T3">(54)</text:span><text:span text:style-name="T2"> أَوْ تَقُولَ حِينَ تَرَي </text:span><text:span text:style-name="T5">۰</text:span><text:span text:style-name="T2">لْعَذَابَ لَوَ اَنَّ لِى كَرَّةً فَأَكُونَ مِــنَ </text:span><text:span text:style-name="T5">۰</text:span><text:span text:style-name="T2">ڤْمُحْسِنِينَؐ </text:span><text:span text:style-name="T3">(55)</text:span><text:span text:style-name="T2"> بَلۭــيٰ قَدْ جَآءَتْــكَ ءَايَـٰتِى فَكَذَّبْتَ بِهَا وَاسْتَكْبَرْتَ وَكُنتَ مِــنَ </text:span><text:span text:style-name="T5">۰</text:span><text:span text:style-name="T2">لْكۭـٰفِـرۣينَؐ </text:span><text:span text:style-name="T3">(56)</text:span><text:span text:style-name="T2"> وَيَوْمَ </text:span><text:span text:style-name="T5">۰</text:span><text:span text:style-name="T2">لْقِيَـٰمَةِ تَرَي </text:span><text:span text:style-name="T5">۰</text:span><text:span text:style-name="T2">لذِيــنَ كَذَبُواْ عَلَي </text:span><text:span text:style-name="T5">۰</text:span><text:span text:style-name="T2">للَّهِ وُجُوهُهُم مُّسْوَدَّة٘ؐ اَلَيْسَ فِى جَهَنَّمَ مَثْويً لِّلْمُتَكَبِّـرۣينَؐ </text:span><text:span text:style-name="T3">(57)</text:span><text:span text:style-name="T2"> وَيُنَجّىِ </text:span><text:span text:style-name="T5">۱</text:span><text:span text:style-name="T2">للَّهُ </text:span><text:span text:style-name="T5">۴</text:span><text:span text:style-name="T2">لذِينَ "تَّقَوْاْ بِمَفَازَتِهِمْ لاَ يَمَسُّهُمُ </text:span><text:span text:style-name="T5">۴</text:span><text:span text:style-name="T2">لسُّوٓءُ وَلاَ هُمْ يَحْزَنُونَؐ </text:span><text:span text:style-name="T3">(58)</text:span><text:span text:style-name="T2"> </text:span><text:span text:style-name="T5">۰</text:span><text:span text:style-name="T2">للَّهُ خَـٰلِــقُ كُلِّ شَيْءٍؐ وَهُوَ عَلَــيٰ كُلِّ شَيْءٍ وَكِيلٌؐ </text:span><text:span text:style-name="T3">(59)</text:span><text:span text:style-name="T2"> لَّهُ„ مَقَالِيدُ </text:span><text:span text:style-name="T5">۴</text:span><text:span text:style-name="T2">لسَّمَـٰوَ؛تِ وَالاَرْضِؐ وَالذِينَ كَفَرُواْ بِـَٔايَـٰتِ </text:span><text:span text:style-name="T5">۱</text:span><text:span text:style-name="T2">للَّهِ ٱُوْلَئِــكَ هُمُ </text:span><text:soft-page-break/><text:span text:style-name="T5">۴</text:span><text:span text:style-name="T2">لْخَـٰسِرُونَؐ </text:span><text:span text:style-name="T3">(60)</text:span><text:span text:style-name="T2"> قُـلَ اَفَغَيْرَ </text:span><text:span text:style-name="T5">۰</text:span><text:span text:style-name="T2">للَّهِ تَامُرُونِــيَ أَعْبُدُ أَيُّهَا </text:span><text:span text:style-name="T5">۰</text:span><text:span text:style-name="T2">لْجَـٰهِلُونَؐ </text:span><text:span text:style-name="T3">(61)</text:span><text:span text:style-name="T2"> وَلَقَدُ </text:span><text:span text:style-name="T5">۷</text:span><text:span text:style-name="T2">وحِيَ إِلَيْكَ وَإِلَي </text:span><text:span text:style-name="T5">۰</text:span><text:span text:style-name="T2">لذِينَ مِن قَبْلِــكَ لَئِنَ اَشْرَكْتَ ڤَيَحْبَطَــنَّ عَمَلُــكَ وَلَتَكُونَنَّ مِــنَ </text:span><text:span text:style-name="T5">۰</text:span><text:span text:style-name="T2">لْخَـٰسِرۣينَؐ </text:span><text:span text:style-name="T3">(62)</text:span><text:span text:style-name="T2"> بَـلِ </text:span><text:span text:style-name="T5">۱</text:span><text:span text:style-name="T2">للَّهَ فَاعْبُدْ وَكُن مِّنَ </text:span><text:span text:style-name="T5">۰</text:span><text:span text:style-name="T2">لشَّـٰكِرۣينَؐ </text:span><text:span text:style-name="T3">(63)</text:span><text:span text:style-name="T2"> ® وَمَا قَدَرُواْ </text:span><text:span text:style-name="T5">۴</text:span><text:span text:style-name="T2">للَّهَ حَقَّ قَدْرۣهِ” وَالاَرْضُ جَمِيعاً قَبْضَتُهُ„ يَوْمَ </text:span><text:span text:style-name="T5">۰</text:span><text:span text:style-name="T2">لْقِيَـٰمَةِ وَالسَّمَـٰوَ؛تُ مَطْوۣيَّـٰتٛ بِيَمِينِهِؐ” سُبْحَـٰنَهُ„ وَتَعَـٰلۭــيٰ عَمَّا يُشْرۣكُونَؐ </text:span><text:span text:style-name="T3">(64)</text:span><text:span text:style-name="T2"> وَنُفِخَ فِى </text:span><text:span text:style-name="T5">۱</text:span><text:span text:style-name="T2">لصُّورۣ فَصَعِقَ مَن فِى </text:span><text:span text:style-name="T5">۱</text:span><text:span text:style-name="T2">لسَّمَـٰوَ؛تِ وَمَن فِى </text:span><text:span text:style-name="T5">۱</text:span><text:span text:style-name="T2">لاَرْضِ إِلاَّ مَــن شَآءَ </text:span><text:span text:style-name="T5">۰</text:span><text:span text:style-name="T2">للَّهُؐ ثُمَّ نُفِخَ فِيهِ ٱُخْرۭيٰ فَإِذَا هُمْ قِيَامٌ يَنظُرُونَؐ </text:span><text:span text:style-name="T3">(65)</text:span><text:span text:style-name="T2"> وَأَشْرَقَتِ </text:span><text:span text:style-name="T5">۱</text:span><text:span text:style-name="T2">لاَرْضُ بِنُورۣ رَبِّهَا وَوُضِعَ </text:span><text:span text:style-name="T5">۰</text:span><text:span text:style-name="T2">لْكِتَـٰبُ وَجِـــىٓءَ بِالنَّبِيٓــٕـﯧنَ وَالشُّهَدَآءِ وَقُضِيَ بَيْنَهُم بِالْحَقِّ وَهُمْ لاَ يُظْلَمُونَؐ </text:span><text:span text:style-name="T3">(66)</text:span><text:span text:style-name="T2"> وَوُفِّيَتْ كُلُّ نَفْسٍ مَّا عَمِلَتْ وَهُوَ أَعْلَمُ بِمَا يَفْعَلُونَؐ </text:span><text:span text:style-name="T3">(67)</text:span><text:span text:style-name="T2"> وَسِيقَ </text:span><text:span text:style-name="T5">۰</text:span><text:span text:style-name="T2">لذِيــنَ كَفَرُوٓاْ إِلَيٰ جَهَنَّمَ زُمَراٗؐ حَتَّيٰٓ إِذَا جَآءُوهَا فُتِّحَتَ اَبْوَ؛بُهَا وَقَالَ لَهُمْ خَزَنَتُهَآ أَلَمْ يَاتِكُمْ رُسُلٌ مِّنكُمْ يَتْلُونَ عَلَيْكُمُ; ءَايَـٰتِ رَبِّكُمْ وَيُنذِرُونَكُمْ لِقَآءَ يَوْمِكُمْ هَـٰذَاؐ قَالُواْ بَلۭيٰ وَچَكِــنْ حَقَّتْ كَلِمَةُ </text:span><text:span text:style-name="T5">۴</text:span><text:span text:style-name="T2">لْعَذَابِ عَلَــي </text:span><text:span text:style-name="T5">۰</text:span><text:span text:style-name="T2">لْكۭـٰفِـرۣينَؐ </text:span><text:span text:style-name="T3">(68)</text:span><text:span text:style-name="T2"> قِيــلَ </text:span><text:span text:style-name="T5">۸</text:span><text:span text:style-name="T2">دْخُلُوٓاْ أَبْوَ؛بَ جَهَنَّمَ خَـٰلِدِينَ فِيهَاؐ فَبِيــسَ مَثْوَي </text:span><text:span text:style-name="T5">۰</text:span><text:span text:style-name="T2">لْمُتَكَبِّـرۣينَؐ </text:span><text:span text:style-name="T3">(69)</text:span><text:span text:style-name="T2"> وَسِيــقَ </text:span><text:span text:style-name="T5">۰</text:span><text:span text:style-name="T2">لذِينَ "تَّقَوْاْ رَبَّهُمُ; إِلَي </text:span><text:span text:style-name="T5">۰</text:span><text:span text:style-name="T2">لْجَنَّةِ زُمَراٗؐ حَتَّيٰٓ إِذَا جَآءُوهَا وَفُتِّحَــتَ اَبْوَ؛بُهَا وَقَالَ لَهُمْ خَزَنَتُهَا سَچَم٘ عَلَيْكُمْ طِبْتُمْ فَادْخُلُوهَا خَـٰلِدِينَؐ </text:span><text:span text:style-name="T3">(70)</text:span><text:span text:style-name="T2"> وَقَالُواْ </text:span><text:span text:style-name="T5">۴</text:span><text:span text:style-name="T2">لْحَمْدُ لِلهِ </text:span><text:span text:style-name="T5">۱ﻟ﮲</text:span><text:span text:style-name="T2"> صَدَقَنَا وَعْدَهُ„ وَأَوْرَثَنَا </text:span><text:span text:style-name="T5">۰</text:span><text:span text:style-name="T2">لاَرْضضضَ نَتَبَوَّٱُ مِــنَ </text:span><text:span text:style-name="T5">۰</text:span><text:span text:style-name="T2">لْجَنَّةِ حَيْثُ نَشَآءُ فَنِعْمَ أَجْرُ </text:span><text:span text:style-name="T5">۴</text:span><text:span text:style-name="T2">لْعَـٰمِلِينَؐ </text:span><text:span text:style-name="T3">(71)</text:span><text:span text:style-name="T2"> </text:span><text:soft-page-break/><text:span text:style-name="T2">وَتَرَي </text:span><text:span text:style-name="T5">۰</text:span><text:span text:style-name="T2">لْمَلَئِكَةَ حَآفِّيــنَ مِنْ حَوْلِ </text:span><text:span text:style-name="T5">۱</text:span><text:span text:style-name="T2">لْعَرْشِ يُسَبِّحُونَ بِحَمْدِ رَبِّهِمْؐ وَقُضِيَ بَيْنَهُم بِالْحَقﱢّؐ وَقِيــلَ </text:span><text:span text:style-name="T5">۰</text:span><text:span text:style-name="T2">لْحَمْدُ لِلهِ رَبِّ </text:span><text:span text:style-name="T5">۱</text:span><text:span text:style-name="T2">لْعَـٰلَمِينَ </text:span><text:span text:style-name="T3">(72)</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4:03:03.562119216</meta:creation-date>
    <dc:date>2025-03-06T07:06:06.035195572</dc:date>
    <meta:editing-duration>PT1M50S</meta:editing-duration>
    <meta:editing-cycles>2</meta:editing-cycles>
    <meta:generator>LibreOffice/24.8.2.1$Linux_X86_64 LibreOffice_project/0f794b6e29741098670a3b95d60478a65d05ef13</meta:generator>
    <meta:document-statistic meta:table-count="0" meta:image-count="0" meta:object-count="0" meta:page-count="7" meta:paragraph-count="2" meta:word-count="1255" meta:character-count="6778" meta:non-whitespace-character-count="5524"/>
  </office:meta>
</office:document-meta>
</file>